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F0" style:family="paragraph">
      <style:paragraph-properties fo:break-before="page"/>
    </style:style>
    <style:style style:name="T24" style:parent-style-name="Hipervínculo" style:family="text">
      <style:text-properties style:font-name="Courier New" style:font-name-asian="Courier New" style:font-name-complex="Courier New" style:use-window-font-color="true" fo:font-size="60pt" style:font-size-asian="60pt" style:font-size-complex="60pt" style:text-underline-type="none"/>
    </style:style>
    <style:style style:name="P25" style:parent-style-name="Normal" style:family="paragraph">
      <style:text-properties style:font-name="Courier New" style:font-name-asian="Courier New" style:font-name-complex="Courier New" fo:font-size="24pt" style:font-size-asian="24pt" style:font-size-complex="24pt"/>
    </style:style>
    <style:style style:name="P26" style:parent-style-name="Normal" style:family="paragraph">
      <style:paragraph-properties fo:break-before="page"/>
    </style:style>
    <style:style style:name="T27" style:parent-style-name="Referenciaintensa" style:family="text">
      <style:text-properties style:font-name="Courier New" style:font-name-asian="Courier New" style:font-name-complex="Courier New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9" style:parent-style-name="TD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31" style:parent-style-name="Normal" style:family="paragraph">
      <style:paragraph-properties fo:break-before="page"/>
      <style:text-properties fo:hyphenate="true"/>
    </style:style>
    <style:style style:name="P32" style:parent-style-name="Normal" style:family="paragraph">
      <style:text-properties style:language-asian="es" style:country-asian="ES"/>
    </style:style>
  </office:automatic-styles>
  <office:body>
    <office:text text:use-soft-page-breaks="true">
      <text:p text:style-name="P1"><text:a xlink:href="https://auladecroly.com/course/view.php?id=231" office:target-frame-name="_top" xlink:show="replace"><text:span text:style-name="T24">Sistemas Informáticos</text:span></text:a></text:p>
      <text:p text:style-name="Normal">UD6. Actividad 2</text:p>
      <text:p text:style-name="P25">Del Protocolo al paquete</text:p>
      <text:p text:style-name="P26"/>
      <text:p text:style-name="Título"><text:span text:style-name="T27">INDICE</text:span></text:p>
      <text:p text:style-name="Sinespaciado">Contenido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<text:a xlink:href="#_Toc195530291" office:target-frame-name="_top" xlink:show="replace"><text:span text:style-name="Hipervínculo">Analizando los niveles OSI (parte 1)</text:span><text:tab/>3</text:a></text:p>
          <text:p text:style-name="P29"><text:a xlink:href="#_Toc195530292" office:target-frame-name="_top" xlink:show="replace"><text:span text:style-name="Hipervínculo">“Construyendo el paquete” (parte 2)</text:span><text:tab/>3</text:a></text:p>
        </text:index-body>
      </text:table-of-content>
      <text:p text:style-name="Normal"/>
      <text:p text:style-name="P30"><text:a xlink:href="#_Introducción" office:target-frame-name="_top" xlink:show="replace"/></text:p>
      <text:p text:style-name="P31"/>
      <text:p text:style-name="TítuloTDC"><text:bookmark-start text:name="_Introducción"/><text:bookmark-start text:name="_Toc195530291"/><text:bookmark-end text:name="_Introducción"/>Analizando los niveles OSI (parte 1)<text:bookmark-end text:name="_Toc195530291"/></text:p>
      <text:p text:style-name="P32"/>
      <text:p text:style-name="TítuloTDC"><text:bookmark-start text:name="_Toc195530292"/>“Construyendo el paquete” (parte 2)<text:bookmark-end text:name="_Toc19553029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23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Mincho" style:font-name-complex="MS Gothic" fo:font-size="28pt" style:font-size-asian="28pt" style:font-size-complex="28pt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anguage-asian="es" style:country-asian="ES" fo:hyphenate="true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ljs-built_in" style:display-name="hljs-built_in" style:family="text" style:parent-style-name="Fuentedepárrafopredeter."/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Citadestacada" style:display-name="Cita destacada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5B9BD5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5B9BD5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ubtítulo" style:display-name="Subtítulo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font-size="11pt" style:font-size-asian="11pt" style:font-size-complex="11pt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color="#5A5A5A" fo:letter-spacing="0.0104in" fo:font-size="11pt" style:font-size-asian="11pt" style:font-size-complex="11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field" style:display-name="field" style:family="text" style:parent-style-name="Fuentedepárrafopredeter."/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4D78"/>
    </style:style>
    <style:style style:name="TítuloTDC" style:display-name="Título TDC" style:family="paragraph" style:parent-style-name="Título1" style:next-style-name="Normal" style:default-outline-level="1">
      <style:paragraph-properties style:vertical-align="auto" fo:margin-top="0.1666in" fo:margin-bottom="0in" fo:line-height="104%"/>
      <style:text-properties style:font-name="Calibri Light" style:font-name-asian="Times New Roman" style:font-name-complex="Times New Roman" fo:color="#2E74B5" fo:font-size="16pt" style:font-size-asian="16pt" style:font-size-complex="16pt" style:language-asian="es" style:country-asian="ES" fo:hyphenate="true"/>
    </style:style>
    <style:style style:name="TDC2" style:display-name="TDC 2" style:family="paragraph" style:parent-style-name="Normal" style:next-style-name="Normal" style:auto-update="true">
      <style:paragraph-properties style:vertical-align="auto" fo:margin-bottom="0.0694in" fo:line-height="104%" fo:margin-left="0.1527in">
        <style:tab-stops/>
      </style:paragraph-properties>
      <style:text-properties style:font-name="Calibri" style:font-name-asian="Times New Roman" style:font-name-complex="Times New Roman" fo:font-size="11pt" style:font-size-asian="11pt" style:font-size-complex="11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style:vertical-align="auto" fo:margin-bottom="0.0694in" fo:line-height="104%"/>
      <style:text-properties style:font-name="Calibri" style:font-name-asian="Times New Roman" style:font-name-complex="Times New Roman" fo:font-size="11pt" style:font-size-asian="11pt" style:font-size-complex="11pt" style:language-asian="es" style:country-asian="ES" fo:hyphenate="true"/>
    </style:style>
    <style:style style:name="TDC3" style:display-name="TDC 3" style:family="paragraph" style:parent-style-name="Normal" style:next-style-name="Normal" style:auto-update="true">
      <style:paragraph-properties style:vertical-align="auto" fo:margin-bottom="0.0694in" fo:line-height="104%" fo:margin-left="0.3055in">
        <style:tab-stops/>
      </style:paragraph-properties>
      <style:text-properties style:font-name="Calibri" style:font-name-asian="Times New Roman" style:font-name-complex="Times New Roman" fo:font-size="11pt" style:font-size-asian="11pt" style:font-size-complex="11pt" style:language-asian="es" style:country-asian="ES" fo:hyphenate="true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Referenciasutil" style:display-name="Referencia sutil" style:family="text" style:parent-style-name="Fuentedepárrafopredeter.">
      <style:text-properties fo:font-variant="small-caps" fo:color="#5A5A5A"/>
    </style:style>
    <style:style style:name="Cita" style:display-name="Cita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color="#2E74B5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Pavel Miron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>2</text:page-number></text:p>
            </table:table-cell>
            <table:table-cell table:style-name="TableCell22">
              <text:p text:style-name="P23"/>
            </table:table-cell>
          </table:table-row>
        </table:table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el Mirón</meta:initial-creator>
    <dc:creator>daw1</dc:creator>
    <meta:creation-date>2025-01-16T08:46:00Z</meta:creation-date>
    <dc:date>2025-04-14T11:38:00Z</dc:date>
    <meta:print-date>2025-03-25T08:13:00Z</meta:print-date>
    <meta:template xlink:href="Normal" xlink:type="simple"/>
    <meta:editing-cycles>141</meta:editing-cycles>
    <meta:editing-duration>PT40260S</meta:editing-duration>
    <meta:document-statistic meta:page-count="1" meta:paragraph-count="1" meta:word-count="75" meta:character-count="487" meta:row-count="3" meta:non-whitespace-character-count="413"/>
  </office:meta>
</office:document-meta>
</file>